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8.17cm" table:align="left"/>
    </style:style>
    <style:style style:name="Tabela1.A" style:family="table-column">
      <style:table-column-properties style:column-width="0.584cm"/>
    </style:style>
    <style:style style:name="Tabela1.B" style:family="table-column">
      <style:table-column-properties style:column-width="7.586cm"/>
    </style:style>
    <style:style style:name="Tabela1.A1" style:family="table-cell">
      <style:table-cell-properties style:vertical-align="middle" fo:padding="0.049cm" fo:border="none"/>
    </style:style>
    <style:style style:name="Tabela2" style:family="table">
      <style:table-properties style:width="6.659cm" table:align="left"/>
    </style:style>
    <style:style style:name="Tabela2.A" style:family="table-column">
      <style:table-column-properties style:column-width="0.399cm"/>
    </style:style>
    <style:style style:name="Tabela2.B" style:family="table-column">
      <style:table-column-properties style:column-width="6.26cm"/>
    </style:style>
    <style:style style:name="Tabela2.A1" style:family="table-cell">
      <style:table-cell-properties style:vertical-align="middle" fo:padding="0.049cm" fo:border="none"/>
    </style:style>
    <style:style style:name="Tabela3" style:family="table">
      <style:table-properties style:width="9.07cm" table:align="left"/>
    </style:style>
    <style:style style:name="Tabela3.A" style:family="table-column">
      <style:table-column-properties style:column-width="0.399cm"/>
    </style:style>
    <style:style style:name="Tabela3.B" style:family="table-column">
      <style:table-column-properties style:column-width="8.671cm"/>
    </style:style>
    <style:style style:name="Tabela3.A1" style:family="table-cell">
      <style:table-cell-properties style:vertical-align="middle" fo:padding="0.049cm" fo:border="none"/>
    </style:style>
    <style:style style:name="Tabela4" style:family="table">
      <style:table-properties style:width="5.925cm" table:align="left"/>
    </style:style>
    <style:style style:name="Tabela4.A" style:family="table-column">
      <style:table-column-properties style:column-width="0.399cm"/>
    </style:style>
    <style:style style:name="Tabela4.B" style:family="table-column">
      <style:table-column-properties style:column-width="5.526cm"/>
    </style:style>
    <style:style style:name="Tabela4.A1" style:family="table-cell">
      <style:table-cell-properties style:vertical-align="middle" fo:padding="0.049cm" fo:border="none"/>
    </style:style>
    <style:style style:name="Tabela5" style:family="table">
      <style:table-properties style:width="12.363cm" table:align="left"/>
    </style:style>
    <style:style style:name="Tabela5.A" style:family="table-column">
      <style:table-column-properties style:column-width="0.399cm"/>
    </style:style>
    <style:style style:name="Tabela5.B" style:family="table-column">
      <style:table-column-properties style:column-width="11.964cm"/>
    </style:style>
    <style:style style:name="Tabela5.A1" style:family="table-cell">
      <style:table-cell-properties style:vertical-align="middle" fo:padding="0.049cm" fo:border="none"/>
    </style:style>
    <style:style style:name="Tabela6" style:family="table">
      <style:table-properties style:width="12.548cm" table:align="left"/>
    </style:style>
    <style:style style:name="Tabela6.A" style:family="table-column">
      <style:table-column-properties style:column-width="0.584cm"/>
    </style:style>
    <style:style style:name="Tabela6.B" style:family="table-column">
      <style:table-column-properties style:column-width="11.964cm"/>
    </style:style>
    <style:style style:name="Tabela6.A1" style:family="table-cell">
      <style:table-cell-properties style:vertical-align="middle" fo:padding="0.049cm" fo:border="none"/>
    </style:style>
    <style:style style:name="Tabela7" style:family="table">
      <style:table-properties style:width="6.784cm" table:align="left"/>
    </style:style>
    <style:style style:name="Tabela7.A" style:family="table-column">
      <style:table-column-properties style:column-width="0.399cm"/>
    </style:style>
    <style:style style:name="Tabela7.B" style:family="table-column">
      <style:table-column-properties style:column-width="6.385cm"/>
    </style:style>
    <style:style style:name="Tabela7.A1" style:family="table-cell">
      <style:table-cell-properties style:vertical-align="middle" fo:padding="0.049cm" fo:border="none"/>
    </style:style>
    <style:style style:name="Tabela8" style:family="table">
      <style:table-properties style:width="13.176cm" table:align="left"/>
    </style:style>
    <style:style style:name="Tabela8.A" style:family="table-column">
      <style:table-column-properties style:column-width="0.399cm"/>
    </style:style>
    <style:style style:name="Tabela8.B" style:family="table-column">
      <style:table-column-properties style:column-width="12.778cm"/>
    </style:style>
    <style:style style:name="Tabela8.A1" style:family="table-cell">
      <style:table-cell-properties style:vertical-align="middle" fo:padding="0.049cm" fo:border="none"/>
    </style:style>
    <style:style style:name="Tabela9" style:family="table">
      <style:table-properties style:width="12.196cm" table:align="left"/>
    </style:style>
    <style:style style:name="Tabela9.A" style:family="table-column">
      <style:table-column-properties style:column-width="12.196cm"/>
    </style:style>
    <style:style style:name="Tabela9.A1" style:family="table-cell">
      <style:table-cell-properties style:vertical-align="middle"/>
    </style:style>
    <style:style style:name="Tabela10" style:family="table">
      <style:table-properties style:width="14.503cm" table:align="left"/>
    </style:style>
    <style:style style:name="Tabela10.A" style:family="table-column">
      <style:table-column-properties style:column-width="14.503cm"/>
    </style:style>
    <style:style style:name="Tabela10.A1" style:family="table-cell">
      <style:table-cell-properties style:vertical-align="middle"/>
    </style:style>
    <style:style style:name="Tabela11" style:family="table">
      <style:table-properties style:width="15.826cm" table:align="left"/>
    </style:style>
    <style:style style:name="Tabela11.A" style:family="table-column">
      <style:table-column-properties style:column-width="15.826cm"/>
    </style:style>
    <style:style style:name="Tabela11.A1" style:family="table-cell">
      <style:table-cell-properties style:vertical-align="middle"/>
    </style:style>
    <style:style style:name="Tabela12" style:family="table">
      <style:table-properties style:width="16.947cm" table:align="left"/>
    </style:style>
    <style:style style:name="Tabela12.A" style:family="table-column">
      <style:table-column-properties style:column-width="16.947cm"/>
    </style:style>
    <style:style style:name="Tabela12.A1" style:family="table-cell">
      <style:table-cell-properties style:vertical-align="middl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Standard">
      <style:paragraph-properties fo:break-before="page"/>
    </style:style>
    <style:style style:name="P4" style:family="paragraph" style:parent-style-name="Table_20_Contents">
      <style:paragraph-properties style:line-height-at-least="0.423cm"/>
      <style:text-properties fo:font-size="10.5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text-properties fo:font-weight="bold"/>
    </style:style>
    <style:style style:name="P11" style:family="paragraph" style:parent-style-name="Text_20_body">
      <style:paragraph-properties fo:margin-left="1cm" fo:margin-right="1cm" fo:text-indent="0cm" style:auto-text-indent="false"/>
    </style:style>
    <style:style style:name="P12" style:family="paragraph" style:parent-style-name="Text_20_body">
      <style:paragraph-properties fo:margin-top="0cm" fo:margin-bottom="0cm" loext:contextual-spacing="false"/>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paragraph-properties fo:margin-top="0cm" fo:margin-bottom="0.318cm" loext:contextual-spacing="false" style:line-height-at-least="0.423cm"/>
      <style:text-properties fo:font-size="10.5pt"/>
    </style:style>
    <style:style style:name="T1" style:family="text">
      <style:text-properties fo:color="#8892b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710"/>How to use password_hash() &amp; password_verify() PHP: Part 1</text:h>
      <text:p text:style-name="Text_20_body"><text:bookmark text:name="27aa"/>In this tutorial, I will guide the reader, who has a basic knowledge of PHP, on how to use password_<text:bookmark text:name="rmm"/>hash and password_verify functions, alongside a MySQL database and bootstrap form.<text:line-break/><text:span text:style-name="Strong_20_Emphasis">What is password_hash?</text:span><text:line-break/>Available on PHP 5.5.x to PHP 7.x.x<text:line-break/>password_hash() creates a new password hash using a strong one-way hashing algorithm.<text:line-break/>e.g<text:line-break/><text:span text:style-name="Emphasis">&lt;?php<text:line-break/>/**<text:line-break/>* We just want to hash our password using the current DEFAULT algorithm.<text:line-break/>* This is presently BCRYPT, and will produce a 60 character result.<text:line-break/>*<text:line-break/>* Beware that DEFAULT may change over time, so you would want to prepare<text:line-break/>* By allowing your storage to expand past 60 characters (255 would be good)<text:line-break/>*/<text:line-break/>echo password_hash(“rasmuslerdorf”, PASSWORD_DEFAULT);<text:line-break/>?&gt;</text:span></text:p>
      <text:p text:style-name="Text_20_body"><text:bookmark text:name="3e5e"/>The above example will output something similar to:</text:p>
      <text:p text:style-name="Text_20_body"><text:bookmark text:name="75fe"/><text:span text:style-name="Strong_20_Emphasis"><text:span text:style-name="Emphasis">$2y$10$.vGA1O9wmRjrwAVXD98HNOgsNpDczlqm3Jq7KnEd1rVAGv3Fykk1a</text:span></text:span></text:p>
      <text:p text:style-name="Text_20_body"><text:bookmark text:name="6ef1"/><text:span text:style-name="Strong_20_Emphasis">What is password_verify?</text:span><text:line-break/>Verifies that the given hash matches the given password.<text:line-break/>e.g<text:line-break/><text:span text:style-name="Emphasis">&lt;?php<text:line-break/>// See the password_hash() example to see where this came from.<text:line-break/>$hash = ‘$2y$07$BCryptRequires22Chrcte/VlQH0piJtjXl.0t1XkA8pw9dMXTpOq’;</text:span></text:p>
      <text:p text:style-name="Text_20_body"><text:bookmark text:name="58db"/><text:span text:style-name="Emphasis">if (password_verify(‘rasmuslerdorf’, $hash)) {<text:line-break/>echo ‘Password is valid!’;<text:line-break/>} else {<text:line-break/>echo ‘Invalid password.’;<text:line-break/>}<text:line-break/>?&gt;</text:span><text:line-break/><text:span text:style-name="Strong_20_Emphasis">Why is it important?</text:span><text:line-break/>A strong password storage strategy is critical to mitigating data breaches that put the reputation of any organization in danger. Hashing is the foundation of secure password storage.<text:line-break/>Storing passwords in cleartext is the equivalent of writing them down in a piece of digital paper. If an attacker was to break into the database and steal the passwords table, the attacker could then access each user account. <text:line-break/>A more secure way to store a password is to transform it into data that cannot be converted back to the original password. This mechanism is known as hashing.<text:line-break/><text:span text:style-name="Strong_20_Emphasis">Limitations of Hash Functions</text:span><text:line-break/><text:soft-page-break/>Like all things, hashing has limitations,not necessarily weakneses. Here are some:<text:line-break/><text:span text:style-name="Strong_20_Emphasis">1. Phising/brute force attacks</text:span><text:line-break/>The attacker could then either steal the cleartext password from the user through modern phishing and spoofing techniques or try a brute force attack where the attacker inputs random passwords into the hash function until a matching hash is found.<text:line-break/><text:span text:style-name="Strong_20_Emphasis">2. Hash functions are deterministic</text:span><text:line-break/>Which means,the same function input always results in the same hash. <text:line-break/>if a couple of users were to use the same password, their hash would be identical. If a significant amount of people are mapped to the same hash that could be an indicator that the hash represents a commonly used password and allow the attacker to significantly narrow down the number of passwords to use to break in by brute force.<text:line-break/><text:span text:style-name="Strong_20_Emphasis">3. Rainbow table attack</text:span><text:line-break/>An attacker can use a large database of precomputed hashes to find the input of stolen password hashes. <text:line-break/><text:span text:style-name="Strong_20_Emphasis">What is a salt?</text:span><text:line-break/>In more simple terms, a salt is a bit of additional data which makes your hashes significantly more difficult to crack.<text:line-break/>password_hash() will create a random salt if one isn’t provided, and this is generally the easiest and most secure approach.<text:line-break/><text:span text:style-name="Strong_20_Emphasis">Remember</text:span></text:p>
      <text:p text:style-name="P11"><text:bookmark text:name="de78"/>“The trick is to ensure the effort to “break” the hashing exceeds the value that the perpetrators will gain by doing so. None of this is about being “unhackable”; it’s about making the difficulty of doing so not worth the effort.” — Troy Hunt</text:p>
      <text:p text:style-name="Text_20_body"><text:bookmark text:name="ef90"/><text:span text:style-name="Strong_20_Emphasis">Mitigation/Salting</text:span><text:line-break/>With a salt, the hash is not based on the value of the password alone. The input is made up of the password plus the salt. <text:line-break/><text:span text:style-name="Strong_20_Emphasis">POINTS TO NOTE</text:span><text:line-break/>The MD5 algorithm and the SHA1 algorithm have been deemed unsafe to use and deprecated by Google due to the occurrence of cryptographic collisions.</text:p>
      <text:p text:style-name="Text_20_body"><text:bookmark text:name="5fc1"/>Google recommends using stronger hashing algorithms such as SHA-256 and SHA-3. Other options commonly used in practice are bcrypt, scrypt, PBKDF2.</text:p>
      <text:p text:style-name="Text_20_body"><text:bookmark text:name="c435"/>Code&amp;Database Download Link:<text:line-break/><text:a xlink:type="simple" xlink:href="https://github.com/DanielNgandu/SHA512-DEMO-LOGIN" text:style-name="Internet_20_link" text:visited-style-name="Visited_20_Internet_20_Link">https://github.com/DanielNgandu/SHA512-DEMO-LOGIN</text:a></text:p>
      <text:p text:style-name="Text_20_body"><text:bookmark text:name="7ef7"/>Cited Sources:<text:line-break/><text:a xlink:type="simple" xlink:href="https://www.php.net/manual/en/function.password-verify.php" text:style-name="Internet_20_link" text:visited-style-name="Visited_20_Internet_20_Link">https://www.php.net/manual/en/function.password-verify.php</text:a><text:line-break/><text:a xlink:type="simple" xlink:href="https://www.php.net/manual/en/function.password-hash.php" text:style-name="Internet_20_link" text:visited-style-name="Visited_20_Internet_20_Link">https://www.php.net/manual/en/function.password-hash.php</text:a><text:line-break/><text:a xlink:type="simple" xlink:href="https://auth0.com/blog/hashing-passwords-one-way-road-to-security/" text:style-name="Internet_20_link" text:visited-style-name="Visited_20_Internet_20_Link">https://auth0.com/blog/hashing-passwords-one-way-road-to-security/</text:a><text:line-break/><text:a xlink:type="simple" xlink:href="https://php.net/manual/en/faq.passwords.php" text:style-name="Internet_20_link" text:visited-style-name="Visited_20_Internet_20_Link">https://php.net/manual/en/faq.passwords.php</text:a></text:p>
      <text:p text:style-name="Standard"><text:a xlink:type="simple" xlink:href="https://medium.com/@dan.ngandu/how-to-use-password-hash-password-verify-php-part-1-fa78a89985c7" text:style-name="Internet_20_link" text:visited-style-name="Visited_20_Internet_20_Link">https://medium.com/@dan.ngandu/how-to-use-password-hash-password-verify-php-part-1-fa78a89985c7</text:a></text:p>
      <text:p text:style-name="Standard"/>
      <text:p text:style-name="Standard"/>
      <text:h text:style-name="P1" text:outline-level="1">Migrating to password_verify</text:h>
      <text:p text:style-name="Text_20_body">I’ve recently been updating a website that was written a <text:span text:style-name="Emphasis">long</text:span> time ago that has not been touched in a meaningful way in many years. In addition to the actual work I was asked to do, I took the opportunity to update the password hashing routines.</text:p>
      <text:p text:style-name="Text_20_body">This site is so old that the passwords are stored using MD5 hashes and that’s not really good enough today, so I included updating to bcrypt hashing with <text:a xlink:type="simple" xlink:href="https://secure.php.net/password_hash" text:style-name="Internet_20_link" text:visited-style-name="Visited_20_Internet_20_Link">password_hash()</text:a> and <text:a xlink:type="simple" xlink:href="https://secure.php.net/password_verify" text:style-name="Internet_20_link" text:visited-style-name="Visited_20_Internet_20_Link">password_verify()</text:a> in my statement of work.</text:p>
      <text:p text:style-name="Text_20_body">I’ve done this process before, but don’t seem to have documented it, so thought I’d write it the steps I took in case it helps anyone else.</text:p>
      <text:h text:style-name="Heading_20_2" text:outline-level="2"><text:bookmark text:name="updating-existing-passwords-in-the-database"/>Updating existing passwords in the database</text:h>
      <text:p text:style-name="Text_20_body">The first thing I did was hash all the passwords in the database to bcrypt with <text:span text:style-name="Teletype">password_hash</text:span>. As the current passwords are stored in hashed form, we don’t have the original plain-text passwords, so we end up with bcrypt hashes containing the MD5 hashes. This is okay as we can handle this in the login process.</text:p>
      <text:p text:style-name="Text_20_body">This update is a one-off PHP script:</text:p>
      <text:section text:style-name="Sect1" text:name="crayon-609fa3358588e992824883">
        <text:p text:style-name="P17">$sql = 'SELECT id, password FROM user'; $rs = $database-&gt;execute($sql); $rows = $rs-&gt;GetArray(); foreach ($rows as $row) { $sql = 'UPDATE user SET password = ? WHERE id = ?'; $database-&gt;execute($sql, [ password_hash($row['password'], PASSWORD_DEFAULT), $row['id'], ]); } echo "Passwords updated\n";</text:p>
        <table:table table:name="Tabela1" table:style-name="Tabela1">
          <table:table-column table:style-name="Tabela1.A"/>
          <table:table-column table:style-name="Tabela1.B"/>
          <table:table-row table:style-name="TableLine94290894413568">
            <table:table-cell table:style-name="Tabela1.A1" office:value-type="string">
              <text:p text:style-name="P4">1</text:p>
              <text:p text:style-name="P4">2</text:p>
              <text:p text:style-name="P4">3</text:p>
              <text:p text:style-name="P4">4</text:p>
              <text:p text:style-name="P4">5</text:p>
              <text:p text:style-name="P4">6</text:p>
              <text:p text:style-name="P4">7</text:p>
              <text:p text:style-name="P4">8</text:p>
              <text:p text:style-name="P4">9</text:p>
              <text:p text:style-name="P4">10</text:p>
              <text:p text:style-name="P4">11</text:p>
            </table:table-cell>
            <table:table-cell table:style-name="Tabela1.A1" office:value-type="string">
              <text:section text:style-name="Sect1" text:name="crayon-609fa3358588e992824883-1">
                <text:p text:style-name="Table_20_Contents">$sql = 'SELECT id, password FROM user';</text:p>
              </text:section>
              <text:section text:style-name="Sect1" text:name="crayon-609fa3358588e992824883-2">
                <text:p text:style-name="Table_20_Contents">$rs = $database-&gt;execute($sql);</text:p>
              </text:section>
              <text:section text:style-name="Sect1" text:name="crayon-609fa3358588e992824883-3">
                <text:p text:style-name="Table_20_Contents">$rows = $rs-&gt;GetArray();</text:p>
              </text:section>
              <text:section text:style-name="Sect1" text:name="crayon-609fa3358588e992824883-4">
                <text:p text:style-name="Table_20_Contents">foreach ($rows as $row) {</text:p>
              </text:section>
              <text:section text:style-name="Sect1" text:name="crayon-609fa3358588e992824883-5">
                <text:p text:style-name="Table_20_Contents">    $sql = 'UPDATE user SET password = ? WHERE id = ?';</text:p>
              </text:section>
              <text:section text:style-name="Sect1" text:name="crayon-609fa3358588e992824883-6">
                <text:p text:style-name="Table_20_Contents">    $database-&gt;execute($sql, [</text:p>
              </text:section>
              <text:section text:style-name="Sect1" text:name="crayon-609fa3358588e992824883-7">
                <text:p text:style-name="Table_20_Contents">        password_hash($row['password'], PASSWORD_DEFAULT),</text:p>
              </text:section>
              <text:section text:style-name="Sect1" text:name="crayon-609fa3358588e992824883-8">
                <text:p text:style-name="Table_20_Contents">        $row['id'],</text:p>
              </text:section>
              <text:section text:style-name="Sect1" text:name="crayon-609fa3358588e992824883-9">
                <text:p text:style-name="Table_20_Contents">    ]);</text:p>
              </text:section>
              <text:section text:style-name="Sect1" text:name="crayon-609fa3358588e992824883-10">
                <text:p text:style-name="Table_20_Contents">}</text:p>
              </text:section>
              <text:section text:style-name="Sect1" text:name="crayon-609fa3358588e992824883-11">
                <text:p text:style-name="Table_20_Contents">echo "Passwords updated\n";</text:p>
              </text:section>
            </table:table-cell>
          </table:table-row>
        </table:table>
        <text:p text:style-name="Text_20_body"/>
      </text:section>
      <text:p text:style-name="Text_20_body">This website uses <text:a xlink:type="simple" xlink:href="http://adodb.org/dokuwiki/doku.php" text:style-name="Internet_20_link" text:visited-style-name="Visited_20_Internet_20_Link">ADOdb</text:a> so I just continued using it. The principles apply regardless of whether you’re using PDO or any other database abstraction library.</text:p>
      <text:p text:style-name="Text_20_body">I also had to update the database schema and change the <text:span text:style-name="Teletype">password</text:span> column from <text:span text:style-name="Teletype">varchar(32)</text:span> to <text:span text:style-name="Teletype">varchar(255)</text:span>. The 255 characters is recommenced by the PHP manual page as it allows for the algorithm to change again.</text:p>
      <text:h text:style-name="Heading_20_2" text:outline-level="2"><text:bookmark text:name="updating-login"/>Updating login</text:h>
      <text:p text:style-name="Text_20_body">The authentication code needs updating to deal with bcrypt passwords. It currently looks like this:</text:p>
      <text:section text:style-name="Sect1" text:name="crayon-609fa335858a3196656990">
        <text:p text:style-name="P17"><text:soft-page-break/>$email = $_POST['email_address']; $password = $_POST['password']; $sql = "SELECT * FROM user where email = ? and password = ?"; $rs = $database-&gt;Execute($sql, array($email, md5($password))); if ($rs-&gt;RecordCount() == 1) { // valid user $_SESSION['user'] = $rs-&gt;FetchRow(); }</text:p>
        <table:table table:name="Tabela2" table:style-name="Tabela2">
          <table:table-column table:style-name="Tabela2.A"/>
          <table:table-column table:style-name="Tabela2.B"/>
          <table:table-row table:style-name="TableLine94290893831024">
            <table:table-cell table:style-name="Tabela2.A1" office:value-type="string">
              <text:p text:style-name="P4">1</text:p>
              <text:p text:style-name="P4">2</text:p>
              <text:p text:style-name="P4">3</text:p>
              <text:p text:style-name="P4">4</text:p>
              <text:p text:style-name="P4">5</text:p>
              <text:p text:style-name="P4">6</text:p>
              <text:p text:style-name="P4">7</text:p>
              <text:p text:style-name="P4">8</text:p>
              <text:p text:style-name="P4">9</text:p>
            </table:table-cell>
            <table:table-cell table:style-name="Tabela2.A1" office:value-type="string">
              <text:section text:style-name="Sect1" text:name="crayon-609fa335858a3196656990-1">
                <text:p text:style-name="Table_20_Contents">$email = $_POST['email_address'];</text:p>
              </text:section>
              <text:section text:style-name="Sect1" text:name="crayon-609fa335858a3196656990-2">
                <text:p text:style-name="Table_20_Contents">$password = $_POST['password'];</text:p>
              </text:section>
              <text:section text:style-name="Sect1" text:name="crayon-609fa335858a3196656990-3">
                <text:p text:style-name="Table_20_Contents"> </text:p>
              </text:section>
              <text:section text:style-name="Sect1" text:name="crayon-609fa335858a3196656990-4">
                <text:p text:style-name="Table_20_Contents">$sql = "SELECT * FROM user where email = ? and password = ?";</text:p>
              </text:section>
              <text:section text:style-name="Sect1" text:name="crayon-609fa335858a3196656990-5">
                <text:p text:style-name="Table_20_Contents">$rs = $database-&gt;Execute($sql, array($email, md5($password)));</text:p>
              </text:section>
              <text:section text:style-name="Sect1" text:name="crayon-609fa335858a3196656990-6">
                <text:p text:style-name="Table_20_Contents">if ($rs-&gt;RecordCount() == 1) {</text:p>
              </text:section>
              <text:section text:style-name="Sect1" text:name="crayon-609fa335858a3196656990-7">
                <text:p text:style-name="Table_20_Contents">    // valid user</text:p>
              </text:section>
              <text:section text:style-name="Sect1" text:name="crayon-609fa335858a3196656990-8">
                <text:p text:style-name="Table_20_Contents">    $_SESSION['user'] = $rs-&gt;FetchRow();</text:p>
              </text:section>
              <text:section text:style-name="Sect1" text:name="crayon-609fa335858a3196656990-9">
                <text:p text:style-name="Table_20_Contents">}</text:p>
              </text:section>
            </table:table-cell>
          </table:table-row>
        </table:table>
        <text:p text:style-name="Text_20_body"/>
      </text:section>
      <text:p text:style-name="Text_20_body">In this code, there is a single step that only retrieves the user if and only if the email address <text:span text:style-name="Emphasis">and</text:span> the MD5 of the plain text password match in the database record. If precisely one record is returned, it is assigned to the session.</text:p>
      <text:p text:style-name="Text_20_body">To use <text:span text:style-name="Teletype">password_verify()</text:span>, we need a two step process:</text:p>
      <text:list xml:id="list135006049" text:style-name="L1">
        <text:list-item>
          <text:p text:style-name="P13">Retrieve the user via email address </text:p>
        </text:list-item>
        <text:list-item>
          <text:p text:style-name="P5">Check the retrieved hashed password against the password the user has supplied </text:p>
        </text:list-item>
      </text:list>
      <text:h text:style-name="Heading_20_3" text:outline-level="3"><text:bookmark text:name="step-1"/>Step 1</text:h>
      <text:p text:style-name="Text_20_body">For the first step, I can retrieve the user by removing the password check from the SQL query:</text:p>
      <text:section text:style-name="Sect1" text:name="crayon-609fa335858a5840307445">
        <text:p text:style-name="P17">$sql = "SELECT * FROM user where email = ?"; $rs = $database-&gt;Execute($sql, array($email)); if ($rs-&gt;RecordCount() == 1) { // ...</text:p>
        <table:table table:name="Tabela3" table:style-name="Tabela3">
          <table:table-column table:style-name="Tabela3.A"/>
          <table:table-column table:style-name="Tabela3.B"/>
          <table:table-row table:style-name="TableLine94290892991984">
            <table:table-cell table:style-name="Tabela3.A1" office:value-type="string">
              <text:p text:style-name="P4">1</text:p>
              <text:p text:style-name="P4">2</text:p>
              <text:p text:style-name="P4">3</text:p>
              <text:p text:style-name="P4">4</text:p>
            </table:table-cell>
            <table:table-cell table:style-name="Tabela3.A1" office:value-type="string">
              <text:section text:style-name="Sect1" text:name="crayon-609fa335858a5840307445-1">
                <text:p text:style-name="Table_20_Contents">$sql = "SELECT * FROM user where email = ?";</text:p>
              </text:section>
              <text:section text:style-name="Sect1" text:name="crayon-609fa335858a5840307445-2">
                <text:p text:style-name="Table_20_Contents">$rs = $database-&gt;Execute($sql, array($email));</text:p>
              </text:section>
              <text:section text:style-name="Sect1" text:name="crayon-609fa335858a5840307445-3">
                <text:p text:style-name="Table_20_Contents">if ($rs-&gt;RecordCount() == 1) {</text:p>
              </text:section>
              <text:section text:style-name="Sect1" text:name="crayon-609fa335858a5840307445-4">
                <text:p text:style-name="Table_20_Contents">    // ...</text:p>
              </text:section>
            </table:table-cell>
          </table:table-row>
        </table:table>
        <text:p text:style-name="Text_20_body"/>
      </text:section>
      <text:h text:style-name="Heading_20_3" text:outline-level="3"><text:bookmark text:name="step-2"/>Step 2</text:h>
      <text:p text:style-name="Text_20_body">I now need to check the password, which I do with <text:span text:style-name="Teletype">password_verify()</text:span>:</text:p>
      <text:section text:style-name="Sect1" text:name="crayon-609fa335858a7364451766">
        <text:p text:style-name="P17">if ($rs-&gt;RecordCount() == 1) { $user = $rs-&gt;FetchRow(); $validPassword = password_verify($password, $user['password']); if ($validPassword) { // valid user $_SESSION['user'] = $user; } }</text:p>
        <table:table table:name="Tabela4" table:style-name="Tabela4">
          <table:table-column table:style-name="Tabela4.A"/>
          <table:table-column table:style-name="Tabela4.B"/>
          <text:soft-page-break/>
          <table:table-row table:style-name="TableLine94290891192960">
            <table:table-cell table:style-name="Tabela4.A1" office:value-type="string">
              <text:p text:style-name="P4">1</text:p>
              <text:p text:style-name="P4">2</text:p>
              <text:p text:style-name="P4">3</text:p>
              <text:p text:style-name="P4">4</text:p>
              <text:p text:style-name="P4">5</text:p>
              <text:p text:style-name="P4">6</text:p>
              <text:p text:style-name="P4">7</text:p>
              <text:p text:style-name="P4">8</text:p>
            </table:table-cell>
            <table:table-cell table:style-name="Tabela4.A1" office:value-type="string">
              <text:section text:style-name="Sect1" text:name="crayon-609fa335858a7364451766-1">
                <text:p text:style-name="Table_20_Contents">if ($rs-&gt;RecordCount() == 1) {</text:p>
              </text:section>
              <text:section text:style-name="Sect1" text:name="crayon-609fa335858a7364451766-2">
                <text:p text:style-name="Table_20_Contents">    $user = $rs-&gt;FetchRow();</text:p>
              </text:section>
              <text:section text:style-name="Sect1" text:name="crayon-609fa335858a7364451766-3">
                <text:p text:style-name="Table_20_Contents">    $validPassword = password_verify($password, $user['password']);</text:p>
              </text:section>
              <text:section text:style-name="Sect1" text:name="crayon-609fa335858a7364451766-4">
                <text:p text:style-name="Table_20_Contents">    if ($validPassword) {</text:p>
              </text:section>
              <text:section text:style-name="Sect1" text:name="crayon-609fa335858a7364451766-5">
                <text:p text:style-name="Table_20_Contents">        // valid user</text:p>
              </text:section>
              <text:section text:style-name="Sect1" text:name="crayon-609fa335858a7364451766-6">
                <text:p text:style-name="Table_20_Contents">        $_SESSION['user'] = $user;</text:p>
              </text:section>
              <text:section text:style-name="Sect1" text:name="crayon-609fa335858a7364451766-7">
                <text:p text:style-name="Table_20_Contents">    }</text:p>
              </text:section>
              <text:section text:style-name="Sect1" text:name="crayon-609fa335858a7364451766-8">
                <text:p text:style-name="Table_20_Contents">}</text:p>
              </text:section>
            </table:table-cell>
          </table:table-row>
        </table:table>
        <text:p text:style-name="Text_20_body"/>
      </text:section>
      <text:p text:style-name="Text_20_body">This works great for all users who have an updated singly hashed plain text password, but none of my existing users can log in! This is because their bcrypt passwords are an MD5 hash of their plain text password. </text:p>
      <text:p text:style-name="Text_20_body">To allow all users to log in, we need to also check for an MD5 hash if the <text:span text:style-name="Teletype">password_verify()</text:span> fails:</text:p>
      <text:section text:style-name="Sect1" text:name="crayon-609fa335858a8169414562">
        <text:p text:style-name="P17">$validPassword = password_verify($password, $user['password']); if (!$validPassword) { // check for a legacy password $validPassword = password_verify(md5($password), $user['password']); } if ($validPassword) { // valid user $_SESSION['user'] = $user;</text:p>
        <table:table table:name="Tabela5" table:style-name="Tabela5">
          <table:table-column table:style-name="Tabela5.A"/>
          <table:table-column table:style-name="Tabela5.B"/>
          <table:table-row table:style-name="TableLine94290787053568">
            <table:table-cell table:style-name="Tabela5.A1" office:value-type="string">
              <text:p text:style-name="P4">1</text:p>
              <text:p text:style-name="P4">2</text:p>
              <text:p text:style-name="P4">3</text:p>
              <text:p text:style-name="P4">4</text:p>
              <text:p text:style-name="P4">5</text:p>
              <text:p text:style-name="P4">6</text:p>
              <text:p text:style-name="P4">7</text:p>
              <text:p text:style-name="P4">8</text:p>
            </table:table-cell>
            <table:table-cell table:style-name="Tabela5.A1" office:value-type="string">
              <text:section text:style-name="Sect1" text:name="crayon-609fa335858a8169414562-1">
                <text:p text:style-name="Table_20_Contents">    $validPassword = password_verify($password, $user['password']);</text:p>
              </text:section>
              <text:section text:style-name="Sect1" text:name="crayon-609fa335858a8169414562-2">
                <text:p text:style-name="Table_20_Contents">    if (!$validPassword) {</text:p>
              </text:section>
              <text:section text:style-name="Sect1" text:name="crayon-609fa335858a8169414562-3">
                <text:p text:style-name="Table_20_Contents">        // check for a legacy password</text:p>
              </text:section>
              <text:section text:style-name="Sect1" text:name="crayon-609fa335858a8169414562-4">
                <text:p text:style-name="Table_20_Contents">        $validPassword = password_verify(md5($password), $user['password']);</text:p>
              </text:section>
              <text:section text:style-name="Sect1" text:name="crayon-609fa335858a8169414562-5">
                <text:p text:style-name="Table_20_Contents">    }</text:p>
              </text:section>
              <text:section text:style-name="Sect1" text:name="crayon-609fa335858a8169414562-6">
                <text:p text:style-name="Table_20_Contents">    if ($validPassword) {</text:p>
              </text:section>
              <text:section text:style-name="Sect1" text:name="crayon-609fa335858a8169414562-7">
                <text:p text:style-name="Table_20_Contents">        // valid user</text:p>
              </text:section>
              <text:section text:style-name="Sect1" text:name="crayon-609fa335858a8169414562-8">
                <text:p text:style-name="Table_20_Contents">        $_SESSION['user'] = $user;</text:p>
              </text:section>
            </table:table-cell>
          </table:table-row>
        </table:table>
        <text:p text:style-name="Text_20_body"/>
      </text:section>
      <text:p text:style-name="Text_20_body">In this code, we MD5 the password supplied by the user and check again with <text:span text:style-name="Teletype">password_verify</text:span> against the database record. If it succeeds this time, then the credentials are verified.</text:p>
      <text:p text:style-name="Text_20_body">Now all our users can successfully log in.</text:p>
      <text:h text:style-name="Heading_20_2" text:outline-level="2"><text:bookmark text:name="in-place-migrating"/>In place migrating</text:h>
      <text:p text:style-name="Text_20_body">As the login process is the only time when we have the user’s plain text password available to us, this is the ideal time to migrate the user’s password in the database from a hashed MD5 string to a hashed plain text password. </text:p>
      <text:p text:style-name="Text_20_body">I did this in the code where we checked for the MD5 version, but only if the check was successful:</text:p>
      <text:section text:style-name="Sect1" text:name="crayon-609fa335858aa250079377">
        <text:p text:style-name="P17">$validPassword = password_verify($password, $user['password']); if (!$validPassword) { // check for a legacy password $validPassword = password_verify(md5($password), $user['password']); if ($validPassword) { // migrate user's record to bcrypt $sql = 'UPDATE user SET password = ? WHERE id = ?'; $hashedPassword = password_hash($password, PASSWORD_DEFAULT); $database-&gt;Execute($sql, [$hashedPassword, $user['id']]); } }</text:p>
        <table:table table:name="Tabela6" table:style-name="Tabela6">
          <table:table-column table:style-name="Tabela6.A"/>
          <table:table-column table:style-name="Tabela6.B"/>
          <text:soft-page-break/>
          <table:table-row table:style-name="TableLine94290892533328">
            <table:table-cell table:style-name="Tabela6.A1" office:value-type="string">
              <text:p text:style-name="P4">1</text:p>
              <text:p text:style-name="P4">2</text:p>
              <text:p text:style-name="P4">3</text:p>
              <text:p text:style-name="P4">4</text:p>
              <text:p text:style-name="P4">5</text:p>
              <text:p text:style-name="P4">6</text:p>
              <text:p text:style-name="P4">7</text:p>
              <text:p text:style-name="P4">8</text:p>
              <text:p text:style-name="P4">9</text:p>
              <text:p text:style-name="P4">10</text:p>
              <text:p text:style-name="P4">11</text:p>
            </table:table-cell>
            <table:table-cell table:style-name="Tabela6.A1" office:value-type="string">
              <text:section text:style-name="Sect1" text:name="crayon-609fa335858aa250079377-1">
                <text:p text:style-name="Table_20_Contents">    $validPassword = password_verify($password, $user['password']);</text:p>
              </text:section>
              <text:section text:style-name="Sect1" text:name="crayon-609fa335858aa250079377-2">
                <text:p text:style-name="Table_20_Contents">    if (!$validPassword) {</text:p>
              </text:section>
              <text:section text:style-name="Sect1" text:name="crayon-609fa335858aa250079377-3">
                <text:p text:style-name="Table_20_Contents">        // check for a legacy password</text:p>
              </text:section>
              <text:section text:style-name="Sect1" text:name="crayon-609fa335858aa250079377-4">
                <text:p text:style-name="Table_20_Contents">        $validPassword = password_verify(md5($password), $user['password']);</text:p>
              </text:section>
              <text:section text:style-name="Sect1" text:name="crayon-609fa335858aa250079377-5">
                <text:p text:style-name="Table_20_Contents">        if ($validPassword) {</text:p>
              </text:section>
              <text:section text:style-name="Sect1" text:name="crayon-609fa335858aa250079377-6">
                <text:p text:style-name="Table_20_Contents">            // migrate user's record to bcrypt</text:p>
              </text:section>
              <text:section text:style-name="Sect1" text:name="crayon-609fa335858aa250079377-7">
                <text:p text:style-name="Table_20_Contents">            $sql = 'UPDATE user SET password = ? WHERE id = ?';</text:p>
              </text:section>
              <text:section text:style-name="Sect1" text:name="crayon-609fa335858aa250079377-8">
                <text:p text:style-name="Table_20_Contents">            $hashedPassword = password_hash($password, PASSWORD_DEFAULT);</text:p>
              </text:section>
              <text:section text:style-name="Sect1" text:name="crayon-609fa335858aa250079377-9">
                <text:p text:style-name="Table_20_Contents">            $database-&gt;Execute($sql, [$hashedPassword, $user['id']]);</text:p>
              </text:section>
              <text:section text:style-name="Sect1" text:name="crayon-609fa335858aa250079377-10">
                <text:p text:style-name="Table_20_Contents">        }</text:p>
              </text:section>
              <text:section text:style-name="Sect1" text:name="crayon-609fa335858aa250079377-11">
                <text:p text:style-name="Table_20_Contents">    }</text:p>
              </text:section>
            </table:table-cell>
          </table:table-row>
        </table:table>
        <text:p text:style-name="Text_20_body"/>
      </text:section>
      <text:p text:style-name="Text_20_body">Now, every time a user logs in with an MD5 hashed password, we will automatically re-hash their plain text password to bcrypt.</text:p>
      <text:h text:style-name="Heading_20_2" text:outline-level="2"><text:bookmark text:name="updating-password-creation"/>Updating password creation</text:h>
      <text:p text:style-name="Text_20_body">Finally, I went through and fixed all the code that created a password in the database. This was in the user admin section and the user’s change-password and reset-password pages.</text:p>
      <text:p text:style-name="Text_20_body">In all cases, I changed:</text:p>
      <text:section text:style-name="Sect1" text:name="crayon-609fa335858ac865445252">
        <text:p text:style-name="P17">$password = md5($new_password);</text:p>
        <table:table table:name="Tabela7" table:style-name="Tabela7">
          <table:table-column table:style-name="Tabela7.A"/>
          <table:table-column table:style-name="Tabela7.B"/>
          <table:table-row table:style-name="TableLine94290893770816">
            <table:table-cell table:style-name="Tabela7.A1" office:value-type="string">
              <text:p text:style-name="P4">1</text:p>
            </table:table-cell>
            <table:table-cell table:style-name="Tabela7.A1" office:value-type="string">
              <text:section text:style-name="Sect1" text:name="crayon-609fa335858ac865445252-1">
                <text:p text:style-name="Table_20_Contents">$password = md5($new_password);</text:p>
              </text:section>
            </table:table-cell>
          </table:table-row>
        </table:table>
        <text:p text:style-name="Text_20_body"/>
      </text:section>
      <text:p text:style-name="Text_20_body">to</text:p>
      <text:section text:style-name="Sect1" text:name="crayon-609fa335858ad531870553">
        <text:p text:style-name="P17">$password = password_hash($new_password, PASSWORD_DEFAULT);</text:p>
        <table:table table:name="Tabela8" table:style-name="Tabela8">
          <table:table-column table:style-name="Tabela8.A"/>
          <table:table-column table:style-name="Tabela8.B"/>
          <table:table-row table:style-name="TableLine94290893653520">
            <table:table-cell table:style-name="Tabela8.A1" office:value-type="string">
              <text:p text:style-name="P4">1</text:p>
            </table:table-cell>
            <table:table-cell table:style-name="Tabela8.A1" office:value-type="string">
              <text:section text:style-name="Sect1" text:name="crayon-609fa335858ad531870553-1">
                <text:p text:style-name="Table_20_Contents">$password = password_hash($new_password, PASSWORD_DEFAULT);</text:p>
              </text:section>
            </table:table-cell>
          </table:table-row>
        </table:table>
        <text:p text:style-name="Text_20_body"/>
      </text:section>
      <text:p text:style-name="Text_20_body"><text:span text:style-name="Teletype">password_hash()</text:span> requires a second parameter which is the algorithm to use. Unless you have a specific reason not to, use <text:span text:style-name="Teletype">PASSWORD_DEFAULT</text:span>.</text:p>
      <text:h text:style-name="Heading_20_2" text:outline-level="2"><text:bookmark text:name="thats-it"/>That’s it</text:h>
      <text:p text:style-name="Text_20_body">That’s all the steps that I went though. I would expect that for applications actively maintained, that most if not all have been updated by now as PHP 5.5 came out in 2009! However it wouldn’t surprise me if there’s many sites out there that were built by an agency in the past where the client doesn’t actively maintain it, but only asks for updates when changes are required – as in this case.</text:p>
      <text:p text:style-name="Standard"><text:a xlink:type="simple" xlink:href="https://akrabat.com/migrating-to-password_verify/" text:style-name="Internet_20_link" text:visited-style-name="Visited_20_Internet_20_Link">https://akrabat.com/migrating-to-password_verify/</text:a></text:p>
      <text:p text:style-name="Standard"/>
      <text:h text:style-name="P1" text:outline-level="1">How to Use password_hash and password_verify to Secure Your User’s Data (Especially Passwords)?</text:h>
      <text:p text:style-name="P12">in <text:a xlink:type="simple" xlink:href="https://yogeshchauhan.com/category/php" text:style-name="Internet_20_link" text:visited-style-name="Visited_20_Internet_20_Link"><text:span text:style-name="T1">PHP </text:span></text:a>on December 21, 2019 </text:p>
      <text:p text:style-name="Quotations">The new bcrypt() a popular hashing algorithm and new hashing API in PHP uses it for encryption.</text:p>
      <text:p text:style-name="Text_20_body">I am going to show you how to use those functions to save your user's valuable data in a secure way.</text:p>
      <text:p text:style-name="Text_20_body">To take user input and store it in a variable securely, we use password_hash().</text:p>
      <text:h text:style-name="Heading_20_4" text:outline-level="4"><text:span text:style-name="Strong_20_Emphasis">password_hash()</text:span></text:h>
      <text:p text:style-name="Text_20_body">Syntax:</text:p>
      <text:p text:style-name="P2"><text:span text:style-name="Source_20_Text">password_hash ($password, $algorithm)</text:span></text:p>
      <text:p text:style-name="Text_20_body">It creates a new password using one-way hashing algorithm and it is also compatible with crypt().</text:p>
      <text:p text:style-name="Text_20_body">To use password_hash() all we need to do is write down this line in PHP file:</text:p>
      <text:p text:style-name="P2"><text:span text:style-name="Source_20_Text">$hash = password_hash($password, PASSWORD_DEFAULT);</text:span></text:p>
      <text:p text:style-name="Text_20_body">In the line above, we are storing the password's hash value in a variable called $hash.</text:p>
      <text:p text:style-name="Text_20_body">PASSWORD_DEFAULT is the bcrypt algorithm we use to create a password hash</text:p>
      <text:p text:style-name="Text_20_body">$password is the actual password value entered by user. </text:p>
      <text:p text:style-name="Quotations">If you want to store password hash in your database, which I am sure you do, then keep that column's capacity beyond 60 characters. Because no matter what size of password user has entered, the password hash will be 60 or more characters long depending on the algorithm you choose.</text:p>
      <text:p text:style-name="Text_20_body">The following algorithms are supported currently.</text:p>
      <text:p text:style-name="Text_20_body">1. PASSWORD_DEFAULT </text:p>
      <text:p text:style-name="Text_20_body">2. PASSWORD_BCRYPT</text:p>
      <text:p text:style-name="Text_20_body">3. PASSWORD_ARGON2I </text:p>
      <text:p text:style-name="Text_20_body">4. PASSWORD_ARGON2ID</text:p>
      <text:p text:style-name="Text_20_body">There are few more options available to provide salt if you use PASSWORD_BCRYPT, PASSWORD_ARGON2I or PASSWORD_ARGON2ID. You can check out the official manual <text:a xlink:type="simple" xlink:href="https://www.php.net/manual/en/function.password-hash.php" office:target-frame-name="_blank" xlink:show="new" text:style-name="Internet_20_link" text:visited-style-name="Visited_20_Internet_20_Link">HERE</text:a>.</text:p>
      <text:h text:style-name="Heading_20_4" text:outline-level="4">Now if you store that password hash of 60+ characters long in your database then how will you compare the password in the future to give user access?</text:h>
      <text:p text:style-name="Text_20_body">Well, PHP has another function called password_verify() to check that. Let's see how.</text:p>
      <text:h text:style-name="Heading_20_4" text:outline-level="4"><text:soft-page-break/><text:span text:style-name="Strong_20_Emphasis">password_verify()</text:span></text:h>
      <text:p text:style-name="Text_20_body">Syntax:</text:p>
      <text:p text:style-name="P2"><text:span text:style-name="Source_20_Text">password_verify ($password, $hash)</text:span></text:p>
      <text:p text:style-name="Text_20_body">This function takes one argument as user's simple / plain password and then another argument as the hashed string we we just created. </text:p>
      <text:list xml:id="list764433439" text:style-name="L2">
        <text:list-item>
          <text:p text:style-name="P14">$password – password entered by user </text:p>
        </text:list-item>
        <text:list-item>
          <text:p text:style-name="P6">$hash- hash password we created using password_hash </text:p>
        </text:list-item>
      </text:list>
      <text:p text:style-name="Quotations">The function returns Boolean value as a result that means either TRUE or FALSE.</text:p>
      <text:p text:style-name="Text_20_body">For example:</text:p>
      <text:p text:style-name="Preformatted_20_Text"><text:span text:style-name="Source_20_Text">if (password_verify($password, $hash)) {</text:span></text:p>
      <text:p text:style-name="Preformatted_20_Text"><text:span text:style-name="Source_20_Text"><text:s text:c="4"/>echo "correct password!";</text:span></text:p>
      <text:p text:style-name="Preformatted_20_Text"><text:span text:style-name="Source_20_Text">}</text:span></text:p>
      <text:p text:style-name="Preformatted_20_Text"><text:span text:style-name="Source_20_Text">else {</text:span></text:p>
      <text:p text:style-name="Preformatted_20_Text"><text:span text:style-name="Source_20_Text"><text:s text:c="4"/>echo "incorrect password!";</text:span></text:p>
      <text:p text:style-name="P2"><text:span text:style-name="Source_20_Text">}</text:span></text:p>
      <text:p text:style-name="Text_20_body">It's as simple as that. You can always retrieves hashed string from database and compare it with user's plain password.</text:p>
      <text:p text:style-name="Standard"><text:a xlink:type="simple" xlink:href="https://yogeshchauhan.com/how-to-use-password_hash-and-password_verify-to-secure-your-users-data-especially-passwords/" text:style-name="Internet_20_link" text:visited-style-name="Visited_20_Internet_20_Link">https://yogeshchauhan.com/how-to-use-password_hash-and-password_verify-to-secure-your-users-data-especially-passwords/</text:a></text:p>
      <text:p text:style-name="Standard"/>
      <text:h text:style-name="P1" text:outline-level="1">Como usar o bcrypt:</text:h>
      <text:h text:style-name="Heading_20_2" text:outline-level="2">Usando PHP&gt; = 5.5-DEV</text:h>
      <text:p text:style-name="Text_20_body">As funções de hash de senha <text:a xlink:type="simple" xlink:href="http://php.net/password_hash" office:target-frame-name="_blank" xlink:show="new" text:style-name="Internet_20_link" text:visited-style-name="Visited_20_Internet_20_Link">agora foram construídas diretamente no PHP&gt; = 5.5</text:a> . Agora você pode usar <text:a xlink:type="simple" xlink:href="http://php.net/password_hash" office:target-frame-name="_blank" xlink:show="new" text:style-name="Internet_20_link" text:visited-style-name="Visited_20_Internet_20_Link"><text:span text:style-name="Source_20_Text">password_hash()</text:span></text:a>para criar um <text:span text:style-name="Source_20_Text">bcrypt</text:span>hash de qualquer senha:</text:p>
      <text:p text:style-name="Preformatted_20_Text"><text:span text:style-name="Source_20_Text">&lt;?php</text:span></text:p>
      <text:p text:style-name="Preformatted_20_Text"><text:span text:style-name="Source_20_Text">// Usage 1:</text:span></text:p>
      <text:p text:style-name="Preformatted_20_Text"><text:span text:style-name="Source_20_Text">echo password_hash('rasmuslerdorf', PASSWORD_DEFAULT)."\n";</text:span></text:p>
      <text:p text:style-name="Preformatted_20_Text"><text:span text:style-name="Source_20_Text">// $2y$10$xxxxxxxxxxxxxxxxxxxxxxxxxxxxxxxxxxxxxxxxxxxxxxxxxxxxx</text:span></text:p>
      <text:p text:style-name="Preformatted_20_Text"><text:span text:style-name="Source_20_Text">// For example:</text:span></text:p>
      <text:p text:style-name="Preformatted_20_Text"><text:span text:style-name="Source_20_Text">// $2y$10$.vGA1O9wmRjrwAVXD98HNOgsNpDczlqm3Jq7KnEd1rVAGv3Fykk1a</text:span></text:p>
      <text:p text:style-name="Preformatted_20_Text"/>
      <text:p text:style-name="Preformatted_20_Text"><text:span text:style-name="Source_20_Text">// Usage 2:</text:span></text:p>
      <text:p text:style-name="Preformatted_20_Text"><text:span text:style-name="Source_20_Text">$options = [</text:span></text:p>
      <text:p text:style-name="Preformatted_20_Text"><text:span text:style-name="Source_20_Text"><text:s text:c="2"/>'cost' =&gt; 11</text:span></text:p>
      <text:p text:style-name="Preformatted_20_Text"><text:span text:style-name="Source_20_Text">];</text:span></text:p>
      <text:p text:style-name="Preformatted_20_Text"><text:span text:style-name="Source_20_Text">echo password_hash('rasmuslerdorf', PASSWORD_BCRYPT, $options)."\n";</text:span></text:p>
      <text:p text:style-name="P2"><text:span text:style-name="Source_20_Text">// $2y$11$6DP.V0nO7YI3iSki4qog6OQI5eiO6Jnjsqg7vdnb.JgGIsxniOn4C</text:span></text:p>
      <text:p text:style-name="Text_20_body">Para verificar uma senha fornecida pelo usuário com relação a um hash existente, você pode usar o seguinte <text:a xlink:type="simple" xlink:href="http://php.net/password_verify" office:target-frame-name="_blank" xlink:show="new" text:style-name="Internet_20_link" text:visited-style-name="Visited_20_Internet_20_Link"><text:span text:style-name="Source_20_Text">password_verify()</text:span></text:a>:</text:p>
      <text:p text:style-name="Preformatted_20_Text"><text:span text:style-name="Source_20_Text">&lt;?php</text:span></text:p>
      <text:p text:style-name="Preformatted_20_Text"><text:span text:style-name="Source_20_Text">// See the password_hash() example to see where this came from.</text:span></text:p>
      <text:p text:style-name="Preformatted_20_Text"><text:span text:style-name="Source_20_Text">$hash = '$2y$07$BCryptRequires22Chrcte/VlQH0piJtjXl.0t1XkA8pw9dMXTpOq';</text:span></text:p>
      <text:p text:style-name="Preformatted_20_Text"/>
      <text:p text:style-name="Preformatted_20_Text"><text:span text:style-name="Source_20_Text">if (password_verify('rasmuslerdorf', $hash)) {</text:span></text:p>
      <text:p text:style-name="Preformatted_20_Text"><text:span text:style-name="Source_20_Text"><text:s text:c="4"/>echo 'Password is valid!';</text:span></text:p>
      <text:p text:style-name="Preformatted_20_Text"><text:span text:style-name="Source_20_Text">} else {</text:span></text:p>
      <text:p text:style-name="Preformatted_20_Text"><text:span text:style-name="Source_20_Text"><text:s text:c="4"/>echo 'Invalid password.';</text:span></text:p>
      <text:p text:style-name="P2"><text:span text:style-name="Source_20_Text">}</text:span></text:p>
      <text:h text:style-name="Heading_20_2" text:outline-level="2">Usando PHP&gt; = 5.3.7, &lt;5.5-DEV (também RedHat PHP&gt; = 5.3.3)</text:h>
      <text:p text:style-name="Text_20_body">Existe uma <text:a xlink:type="simple" xlink:href="https://github.com/ircmaxell/password_compat" office:target-frame-name="_blank" xlink:show="new" text:style-name="Internet_20_link" text:visited-style-name="Visited_20_Internet_20_Link">biblioteca de compatibilidade</text:a> no <text:a xlink:type="simple" xlink:href="http://en.wikipedia.org/wiki/GitHub" office:target-frame-name="_blank" xlink:show="new" text:style-name="Internet_20_link" text:visited-style-name="Visited_20_Internet_20_Link">GitHub</text:a> criada com base no código fonte das funções acima, originalmente escritas em C, que fornece a mesma funcionalidade. Depois que a biblioteca de compatibilidade é instalada, o uso é o mesmo que acima (menos a notação abreviada de matriz, se você ainda estiver na ramificação 5.3.x).</text:p>
      <text:h text:style-name="Heading_20_2" text:outline-level="2">Usando PHP &lt;5.3.7 <text:span text:style-name="Emphasis">(DEPRECATED)</text:span></text:h>
      <text:p text:style-name="Text_20_body">Você pode usar a <text:span text:style-name="Source_20_Text">crypt()</text:span>função para gerar hashes bcrypt de strings de entrada. Essa classe pode gerar sais automaticamente e verificar os hashes existentes em uma entrada. <text:span text:style-name="Strong_20_Emphasis">Se você estiver usando uma versão do PHP maior ou igual a 5.3.7, é altamente recomendável usar a função interna ou a biblioteca compat</text:span> . Essa alternativa é fornecida apenas para fins históricos.</text:p>
      <text:p text:style-name="Preformatted_20_Text"><text:span text:style-name="Source_20_Text">class Bcrypt{</text:span></text:p>
      <text:p text:style-name="Preformatted_20_Text"><text:span text:style-name="Source_20_Text"><text:s text:c="2"/>private $rounds;</text:span></text:p>
      <text:p text:style-name="Preformatted_20_Text"/>
      <text:p text:style-name="Preformatted_20_Text"><text:span text:style-name="Source_20_Text"><text:s text:c="2"/>public function __construct($rounds = 12) {</text:span></text:p>
      <text:p text:style-name="Preformatted_20_Text"><text:soft-page-break/><text:span text:style-name="Source_20_Text"><text:s text:c="4"/>if (CRYPT_BLOWFISH != 1) {</text:span></text:p>
      <text:p text:style-name="Preformatted_20_Text"><text:span text:style-name="Source_20_Text"><text:s text:c="6"/>throw new Exception("bcrypt not supported in this installation. See http://php.net/crypt");</text:span></text:p>
      <text:p text:style-name="Preformatted_20_Text"><text:span text:style-name="Source_20_Text"><text:s text:c="4"/>}</text:span></text:p>
      <text:p text:style-name="Preformatted_20_Text"/>
      <text:p text:style-name="Preformatted_20_Text"><text:span text:style-name="Source_20_Text"><text:s text:c="4"/>$this-&gt;rounds = $rounds;</text:span></text:p>
      <text:p text:style-name="Preformatted_20_Text"><text:span text:style-name="Source_20_Text"><text:s text:c="2"/>}</text:span></text:p>
      <text:p text:style-name="Preformatted_20_Text"/>
      <text:p text:style-name="Preformatted_20_Text"><text:span text:style-name="Source_20_Text"><text:s text:c="2"/>public function hash($input){</text:span></text:p>
      <text:p text:style-name="Preformatted_20_Text"><text:span text:style-name="Source_20_Text"><text:s text:c="4"/>$hash = crypt($input, $this-&gt;getSalt());</text:span></text:p>
      <text:p text:style-name="Preformatted_20_Text"/>
      <text:p text:style-name="Preformatted_20_Text"><text:span text:style-name="Source_20_Text"><text:s text:c="4"/>if (strlen($hash) &gt; 13)</text:span></text:p>
      <text:p text:style-name="Preformatted_20_Text"><text:span text:style-name="Source_20_Text"><text:s text:c="6"/>return $hash;</text:span></text:p>
      <text:p text:style-name="Preformatted_20_Text"/>
      <text:p text:style-name="Preformatted_20_Text"><text:span text:style-name="Source_20_Text"><text:s text:c="4"/>return false;</text:span></text:p>
      <text:p text:style-name="Preformatted_20_Text"><text:span text:style-name="Source_20_Text"><text:s text:c="2"/>}</text:span></text:p>
      <text:p text:style-name="Preformatted_20_Text"/>
      <text:p text:style-name="Preformatted_20_Text"><text:span text:style-name="Source_20_Text"><text:s text:c="2"/>public function verify($input, $existingHash){</text:span></text:p>
      <text:p text:style-name="Preformatted_20_Text"><text:span text:style-name="Source_20_Text"><text:s text:c="4"/>$hash = crypt($input, $existingHash);</text:span></text:p>
      <text:p text:style-name="Preformatted_20_Text"/>
      <text:p text:style-name="Preformatted_20_Text"><text:span text:style-name="Source_20_Text"><text:s text:c="4"/>return $hash === $existingHash;</text:span></text:p>
      <text:p text:style-name="Preformatted_20_Text"><text:span text:style-name="Source_20_Text"><text:s text:c="2"/>}</text:span></text:p>
      <text:p text:style-name="Preformatted_20_Text"/>
      <text:p text:style-name="Preformatted_20_Text"><text:span text:style-name="Source_20_Text"><text:s text:c="2"/>private function getSalt(){</text:span></text:p>
      <text:p text:style-name="Preformatted_20_Text"><text:span text:style-name="Source_20_Text"><text:s text:c="4"/>$salt = sprintf('$2a$%02d$', $this-&gt;rounds);</text:span></text:p>
      <text:p text:style-name="Preformatted_20_Text"/>
      <text:p text:style-name="Preformatted_20_Text"><text:span text:style-name="Source_20_Text"><text:s text:c="4"/>$bytes = $this-&gt;getRandomBytes(16);</text:span></text:p>
      <text:p text:style-name="Preformatted_20_Text"/>
      <text:p text:style-name="Preformatted_20_Text"><text:span text:style-name="Source_20_Text"><text:s text:c="4"/>$salt .= $this-&gt;encodeBytes($bytes);</text:span></text:p>
      <text:p text:style-name="Preformatted_20_Text"/>
      <text:p text:style-name="Preformatted_20_Text"><text:span text:style-name="Source_20_Text"><text:s text:c="4"/>return $salt;</text:span></text:p>
      <text:p text:style-name="Preformatted_20_Text"><text:span text:style-name="Source_20_Text"><text:s text:c="2"/>}</text:span></text:p>
      <text:p text:style-name="Preformatted_20_Text"/>
      <text:p text:style-name="Preformatted_20_Text"><text:span text:style-name="Source_20_Text"><text:s text:c="2"/>private $randomState;</text:span></text:p>
      <text:p text:style-name="Preformatted_20_Text"><text:span text:style-name="Source_20_Text"><text:s text:c="2"/>private function getRandomBytes($count){</text:span></text:p>
      <text:p text:style-name="Preformatted_20_Text"><text:span text:style-name="Source_20_Text"><text:s text:c="4"/>$bytes = '';</text:span></text:p>
      <text:p text:style-name="Preformatted_20_Text"/>
      <text:p text:style-name="Preformatted_20_Text"><text:span text:style-name="Source_20_Text"><text:s text:c="4"/>if (function_exists('openssl_random_pseudo_bytes') &amp;&amp;</text:span></text:p>
      <text:p text:style-name="Preformatted_20_Text"><text:span text:style-name="Source_20_Text"><text:s text:c="8"/>(strtoupper(substr(PHP_OS, 0, 3)) !== 'WIN')) { // OpenSSL is slow on Windows</text:span></text:p>
      <text:p text:style-name="Preformatted_20_Text"><text:span text:style-name="Source_20_Text"><text:s text:c="6"/>$bytes = openssl_random_pseudo_bytes($count);</text:span></text:p>
      <text:p text:style-name="Preformatted_20_Text"><text:span text:style-name="Source_20_Text"><text:s text:c="4"/>}</text:span></text:p>
      <text:p text:style-name="Preformatted_20_Text"/>
      <text:p text:style-name="Preformatted_20_Text"><text:span text:style-name="Source_20_Text"><text:s text:c="4"/>if ($bytes === '' &amp;&amp; is_readable('/dev/urandom') &amp;&amp;</text:span></text:p>
      <text:p text:style-name="Preformatted_20_Text"><text:span text:style-name="Source_20_Text"><text:s text:c="7"/>($hRand = @fopen('/dev/urandom', 'rb')) !== FALSE) {</text:span></text:p>
      <text:p text:style-name="Preformatted_20_Text"><text:span text:style-name="Source_20_Text"><text:s text:c="6"/>$bytes = fread($hRand, $count);</text:span></text:p>
      <text:p text:style-name="Preformatted_20_Text"><text:span text:style-name="Source_20_Text"><text:s text:c="6"/>fclose($hRand);</text:span></text:p>
      <text:p text:style-name="Preformatted_20_Text"><text:span text:style-name="Source_20_Text"><text:s text:c="4"/>}</text:span></text:p>
      <text:p text:style-name="Preformatted_20_Text"/>
      <text:p text:style-name="Preformatted_20_Text"><text:span text:style-name="Source_20_Text"><text:s text:c="4"/>if (strlen($bytes) &lt; $count) {</text:span></text:p>
      <text:p text:style-name="Preformatted_20_Text"><text:span text:style-name="Source_20_Text"><text:s text:c="6"/>$bytes = '';</text:span></text:p>
      <text:p text:style-name="Preformatted_20_Text"/>
      <text:p text:style-name="Preformatted_20_Text"><text:span text:style-name="Source_20_Text"><text:s text:c="6"/>if ($this-&gt;randomState === null) {</text:span></text:p>
      <text:p text:style-name="Preformatted_20_Text"><text:span text:style-name="Source_20_Text"><text:s text:c="8"/>$this-&gt;randomState = microtime();</text:span></text:p>
      <text:p text:style-name="Preformatted_20_Text"><text:span text:style-name="Source_20_Text"><text:s text:c="8"/>if (function_exists('getmypid')) {</text:span></text:p>
      <text:p text:style-name="Preformatted_20_Text"><text:span text:style-name="Source_20_Text"><text:s text:c="10"/>$this-&gt;randomState .= getmypid();</text:span></text:p>
      <text:p text:style-name="Preformatted_20_Text"><text:span text:style-name="Source_20_Text"><text:s text:c="8"/>}</text:span></text:p>
      <text:p text:style-name="Preformatted_20_Text"><text:span text:style-name="Source_20_Text"><text:s text:c="6"/>}</text:span></text:p>
      <text:p text:style-name="Preformatted_20_Text"/>
      <text:p text:style-name="Preformatted_20_Text"><text:span text:style-name="Source_20_Text"><text:s text:c="6"/>for ($i = 0; $i &lt; $count; $i += 16) {</text:span></text:p>
      <text:p text:style-name="Preformatted_20_Text"><text:span text:style-name="Source_20_Text"><text:s text:c="8"/>$this-&gt;randomState = md5(microtime() . $this-&gt;randomState);</text:span></text:p>
      <text:p text:style-name="Preformatted_20_Text"/>
      <text:p text:style-name="Preformatted_20_Text"><text:span text:style-name="Source_20_Text"><text:s text:c="8"/>if (PHP_VERSION &gt;= '5') {</text:span></text:p>
      <text:p text:style-name="Preformatted_20_Text"><text:span text:style-name="Source_20_Text"><text:s text:c="10"/>$bytes .= md5($this-&gt;randomState, true);</text:span></text:p>
      <text:p text:style-name="Preformatted_20_Text"><text:soft-page-break/><text:span text:style-name="Source_20_Text"><text:s text:c="8"/>} else {</text:span></text:p>
      <text:p text:style-name="Preformatted_20_Text"><text:span text:style-name="Source_20_Text"><text:s text:c="10"/>$bytes .= pack('H*', md5($this-&gt;randomState));</text:span></text:p>
      <text:p text:style-name="Preformatted_20_Text"><text:span text:style-name="Source_20_Text"><text:s text:c="8"/>}</text:span></text:p>
      <text:p text:style-name="Preformatted_20_Text"><text:span text:style-name="Source_20_Text"><text:s text:c="6"/>}</text:span></text:p>
      <text:p text:style-name="Preformatted_20_Text"/>
      <text:p text:style-name="Preformatted_20_Text"><text:span text:style-name="Source_20_Text"><text:s text:c="6"/>$bytes = substr($bytes, 0, $count);</text:span></text:p>
      <text:p text:style-name="Preformatted_20_Text"><text:span text:style-name="Source_20_Text"><text:s text:c="4"/>}</text:span></text:p>
      <text:p text:style-name="Preformatted_20_Text"/>
      <text:p text:style-name="Preformatted_20_Text"><text:span text:style-name="Source_20_Text"><text:s text:c="4"/>return $bytes;</text:span></text:p>
      <text:p text:style-name="Preformatted_20_Text"><text:span text:style-name="Source_20_Text"><text:s text:c="2"/>}</text:span></text:p>
      <text:p text:style-name="Preformatted_20_Text"/>
      <text:p text:style-name="Preformatted_20_Text"><text:span text:style-name="Source_20_Text"><text:s text:c="2"/>private function encodeBytes($input){</text:span></text:p>
      <text:p text:style-name="Preformatted_20_Text"><text:span text:style-name="Source_20_Text"><text:s text:c="4"/>// The following is code from the PHP Password Hashing Framework</text:span></text:p>
      <text:p text:style-name="Preformatted_20_Text"><text:span text:style-name="Source_20_Text"><text:s text:c="4"/>$itoa64 = './ABCDEFGHIJKLMNOPQRSTUVWXYZabcdefghijklmnopqrstuvwxyz0123456789';</text:span></text:p>
      <text:p text:style-name="Preformatted_20_Text"/>
      <text:p text:style-name="Preformatted_20_Text"><text:span text:style-name="Source_20_Text"><text:s text:c="4"/>$output = '';</text:span></text:p>
      <text:p text:style-name="Preformatted_20_Text"><text:span text:style-name="Source_20_Text"><text:s text:c="4"/>$i = 0;</text:span></text:p>
      <text:p text:style-name="Preformatted_20_Text"><text:span text:style-name="Source_20_Text"><text:s text:c="4"/>do {</text:span></text:p>
      <text:p text:style-name="Preformatted_20_Text"><text:span text:style-name="Source_20_Text"><text:s text:c="6"/>$c1 = ord($input[$i++]);</text:span></text:p>
      <text:p text:style-name="Preformatted_20_Text"><text:span text:style-name="Source_20_Text"><text:s text:c="6"/>$output .= $itoa64[$c1 &gt;&gt; 2];</text:span></text:p>
      <text:p text:style-name="Preformatted_20_Text"><text:span text:style-name="Source_20_Text"><text:s text:c="6"/>$c1 = ($c1 &amp; 0x03) &lt;&lt; 4;</text:span></text:p>
      <text:p text:style-name="Preformatted_20_Text"><text:span text:style-name="Source_20_Text"><text:s text:c="6"/>if ($i &gt;= 16) {</text:span></text:p>
      <text:p text:style-name="Preformatted_20_Text"><text:span text:style-name="Source_20_Text"><text:s text:c="8"/>$output .= $itoa64[$c1];</text:span></text:p>
      <text:p text:style-name="Preformatted_20_Text"><text:span text:style-name="Source_20_Text"><text:s text:c="8"/>break;</text:span></text:p>
      <text:p text:style-name="Preformatted_20_Text"><text:span text:style-name="Source_20_Text"><text:s text:c="6"/>}</text:span></text:p>
      <text:p text:style-name="Preformatted_20_Text"/>
      <text:p text:style-name="Preformatted_20_Text"><text:span text:style-name="Source_20_Text"><text:s text:c="6"/>$c2 = ord($input[$i++]);</text:span></text:p>
      <text:p text:style-name="Preformatted_20_Text"><text:span text:style-name="Source_20_Text"><text:s text:c="6"/>$c1 |= $c2 &gt;&gt; 4;</text:span></text:p>
      <text:p text:style-name="Preformatted_20_Text"><text:span text:style-name="Source_20_Text"><text:s text:c="6"/>$output .= $itoa64[$c1];</text:span></text:p>
      <text:p text:style-name="Preformatted_20_Text"><text:span text:style-name="Source_20_Text"><text:s text:c="6"/>$c1 = ($c2 &amp; 0x0f) &lt;&lt; 2;</text:span></text:p>
      <text:p text:style-name="Preformatted_20_Text"/>
      <text:p text:style-name="Preformatted_20_Text"><text:span text:style-name="Source_20_Text"><text:s text:c="6"/>$c2 = ord($input[$i++]);</text:span></text:p>
      <text:p text:style-name="Preformatted_20_Text"><text:span text:style-name="Source_20_Text"><text:s text:c="6"/>$c1 |= $c2 &gt;&gt; 6;</text:span></text:p>
      <text:p text:style-name="Preformatted_20_Text"><text:span text:style-name="Source_20_Text"><text:s text:c="6"/>$output .= $itoa64[$c1];</text:span></text:p>
      <text:p text:style-name="Preformatted_20_Text"><text:span text:style-name="Source_20_Text"><text:s text:c="6"/>$output .= $itoa64[$c2 &amp; 0x3f];</text:span></text:p>
      <text:p text:style-name="Preformatted_20_Text"><text:span text:style-name="Source_20_Text"><text:s text:c="4"/>} while (true);</text:span></text:p>
      <text:p text:style-name="Preformatted_20_Text"/>
      <text:p text:style-name="Preformatted_20_Text"><text:span text:style-name="Source_20_Text"><text:s text:c="4"/>return $output;</text:span></text:p>
      <text:p text:style-name="Preformatted_20_Text"><text:span text:style-name="Source_20_Text"><text:s text:c="2"/>}</text:span></text:p>
      <text:p text:style-name="P2"><text:span text:style-name="Source_20_Text">}</text:span></text:p>
      <text:p text:style-name="Text_20_body">Você pode usar este código assim:</text:p>
      <text:p text:style-name="Preformatted_20_Text"><text:span text:style-name="Source_20_Text">$bcrypt = new Bcrypt(15);</text:span></text:p>
      <text:p text:style-name="Preformatted_20_Text"/>
      <text:p text:style-name="Preformatted_20_Text"><text:span text:style-name="Source_20_Text">$hash = $bcrypt-&gt;hash('password');</text:span></text:p>
      <text:p text:style-name="P2"><text:span text:style-name="Source_20_Text">$isGood = $bcrypt-&gt;verify('password', $hash);</text:span></text:p>
      <text:p text:style-name="Text_20_body">Como alternativa, você também pode usar o <text:a xlink:type="simple" xlink:href="http://www.openwall.com/phpass/" office:target-frame-name="_blank" xlink:show="new" text:style-name="Internet_20_link" text:visited-style-name="Visited_20_Internet_20_Link">Portable PHP Hashing Framework</text:a> .</text:p>
      <text:p text:style-name="Standard"/>
      <text:p text:style-name="P3">How to use bcrypt for hashing passwords in PHP?</text:p>
      <text:list xml:id="list4010823148" text:style-name="L3">
        <text:list-item>
          <text:p text:style-name="P7">Last Updated : 04 Jul, 2019</text:p>
        </text:list-item>
      </text:list>
      <text:p text:style-name="Text_20_body">Everyone knows and understands that storing the password in a clear text in the database is a quite rude thing and not secure. Yet, several do it because it makes an internet site quite easy for password recovery or testing.<text:line-break/>The bcrypt is a password hashing technique used to build password security. It is used to protect the password from hacking attacks because of the password is stored in bcrypted format.</text:p>
      <text:p text:style-name="Text_20_body">The password_hash() function in PHP is an inbuilt function which is used to create a new password hash. It uses a strong &amp; robust hashing algorithm. The password_hash() function is very much compatible with the crypt() function. Therefore, password hashes created by crypt() may be used with password_hash() and vice-versa. The functions password_verify() and password_hash() just the wrappers around the function crypt(), and they make it much easier to use it accurately.</text:p>
      <text:p text:style-name="Text_20_body"><text:span text:style-name="Strong_20_Emphasis">Syntax:</text:span></text:p>
      <text:p text:style-name="P2"><text:span text:style-name="Emphasis">string</text:span> password_hash( $password, $algo, $options )</text:p>
      <text:p text:style-name="Text_20_body">The following algorithms are currently supported by password_hash() function:</text:p>
      <text:list xml:id="list1567620126" text:style-name="L4">
        <text:list-item>
          <text:p text:style-name="P15">PASSWORD_DEFAULT</text:p>
        </text:list-item>
        <text:list-item>
          <text:p text:style-name="P15">PASSWORD_BCRYPT</text:p>
        </text:list-item>
        <text:list-item>
          <text:p text:style-name="P15">PASSWORD_ARGON2I</text:p>
        </text:list-item>
        <text:list-item>
          <text:p text:style-name="P8">PASSWORD_ARGON2ID</text:p>
        </text:list-item>
      </text:list>
      <text:p text:style-name="Text_20_body"><text:span text:style-name="Strong_20_Emphasis">Parameters:</text:span> This function accepts three parameters as mentioned above and described below:</text:p>
      <text:list xml:id="list3794963672" text:style-name="L5">
        <text:list-item>
          <text:p text:style-name="P16"><text:span text:style-name="Strong_20_Emphasis">password:</text:span> It stores the password of the user.</text:p>
        </text:list-item>
        <text:list-item>
          <text:p text:style-name="P16"><text:span text:style-name="Strong_20_Emphasis">algo:</text:span> It is the password algorithm constant that is used continuously while denoting the algorithm which is to be used when the hashing of password takes place.</text:p>
        </text:list-item>
        <text:list-item>
          <text:p text:style-name="P9"><text:span text:style-name="Strong_20_Emphasis">options:</text:span> It is an associative array, which contains the options. If this is removed and doesn’t include, a random salt is going to be used, and the utilization of a default cost will happen.</text:p>
        </text:list-item>
      </text:list>
      <text:p text:style-name="Text_20_body"><text:span text:style-name="Strong_20_Emphasis">Return Value:</text:span> It returns the hashed password on success or False on failure.</text:p>
      <text:p text:style-name="Text_20_body"><text:span text:style-name="Strong_20_Emphasis">Example:</text:span></text:p>
      <text:p text:style-name="Preformatted_20_Text">Input : echo password_hash("GFG@123", PASSWORD_DEFAULT);</text:p>
      <text:p text:style-name="P2">Output : $2y$10$.vGA19Jh8YrwSJFDodbfoHJIOFH)DfhuofGv3Fykk1a</text:p>
      <text:p text:style-name="Text_20_body">Below programs illustrate the passwor_hash() function in PHP:</text:p>
      <text:p text:style-name="Text_20_body"><text:span text:style-name="Strong_20_Emphasis">Program 1:</text:span></text:p>
      <text:section text:style-name="Sect1" text:name="highlighter_384991">
        <table:table table:name="Tabela9" table:style-name="Tabela9">
          <table:table-column table:style-name="Tabela9.A"/>
          <table:table-row table:style-name="TableLine94290898307744">
            <table:table-cell table:style-name="Tabela9.A1" office:value-type="string">
              <text:p text:style-name="Table_20_Contents"><text:span text:style-name="Source_20_Text">&lt;?php</text:span></text:p>
              <text:p text:style-name="Table_20_Contents"><text:span text:style-name="Source_20_Text"> </text:span> </text:p>
              <text:p text:style-name="Table_20_Contents"><text:span text:style-name="Source_20_Text">echo</text:span> <text:span text:style-name="Source_20_Text">password_hash("GFG@123", PASSWORD_DEFAULT);</text:span></text:p>
              <text:p text:style-name="Table_20_Contents"><text:span text:style-name="Source_20_Text">?&gt;</text:span></text:p>
            </table:table-cell>
          </table:table-row>
        </table:table>
        <text:p text:style-name="Text_20_body"/>
      </text:section>
      <text:p text:style-name="P10">Output:</text:p>
      <text:p text:style-name="P2">$2y$10$Z166W1fBdsLcXPVQVfPw/uRq1ueWMA6sLt9bmdUFz9AmOGLdM393G</text:p>
      <text:p text:style-name="Text_20_body"><text:soft-page-break/><text:span text:style-name="Strong_20_Emphasis">Program 2:</text:span></text:p>
      <text:section text:style-name="Sect1" text:name="highlighter_337291">
        <table:table table:name="Tabela10" table:style-name="Tabela10">
          <table:table-column table:style-name="Tabela10.A"/>
          <table:table-row table:style-name="TableLine94290897038576">
            <table:table-cell table:style-name="Tabela10.A1" office:value-type="string">
              <text:p text:style-name="Table_20_Contents"><text:span text:style-name="Source_20_Text">&lt;?php</text:span></text:p>
              <text:p text:style-name="Table_20_Contents"><text:span text:style-name="Source_20_Text"> </text:span> </text:p>
              <text:p text:style-name="Table_20_Contents"><text:span text:style-name="Source_20_Text">$options</text:span> <text:span text:style-name="Source_20_Text">= [</text:span></text:p>
              <text:p text:style-name="Table_20_Contents"><text:span text:style-name="Source_20_Text">    'cost'</text:span> <text:span text:style-name="Source_20_Text">=&gt; 12,</text:span></text:p>
              <text:p text:style-name="Table_20_Contents"><text:span text:style-name="Source_20_Text">];</text:span></text:p>
              <text:p text:style-name="Table_20_Contents"><text:span text:style-name="Source_20_Text"> </text:span> </text:p>
              <text:p text:style-name="Table_20_Contents"><text:span text:style-name="Source_20_Text">echo</text:span> <text:span text:style-name="Source_20_Text">password_hash("GFG@123", PASSWORD_BCRYPT, $options);</text:span></text:p>
              <text:p text:style-name="Table_20_Contents"><text:span text:style-name="Source_20_Text">?&gt;</text:span></text:p>
            </table:table-cell>
          </table:table-row>
        </table:table>
        <text:p text:style-name="Text_20_body"/>
      </text:section>
      <text:p text:style-name="P10">Output:</text:p>
      <text:p text:style-name="P2">$2y$12$jgzGJmLsUHGNjmDK98MbWe82e3CIJZuflAj6lE1I.dlyhSVfz42oq</text:p>
      <text:p text:style-name="Text_20_body"><text:span text:style-name="Strong_20_Emphasis">Program 3:</text:span></text:p>
      <text:section text:style-name="Sect1" text:name="highlighter_639344">
        <table:table table:name="Tabela11" table:style-name="Tabela11">
          <table:table-column table:style-name="Tabela11.A"/>
          <table:table-row table:style-name="TableLine94290892560128">
            <table:table-cell table:style-name="Tabela11.A1" office:value-type="string">
              <text:p text:style-name="Table_20_Contents"><text:span text:style-name="Source_20_Text">&lt;?php</text:span></text:p>
              <text:p text:style-name="Table_20_Contents"><text:span text:style-name="Source_20_Text"> </text:span> </text:p>
              <text:p text:style-name="Table_20_Contents"><text:span text:style-name="Source_20_Text">$timeTarget</text:span> <text:span text:style-name="Source_20_Text">= 0.069; // 69 milliseconds </text:span></text:p>
              <text:p text:style-name="Table_20_Contents"><text:span text:style-name="Source_20_Text"> </text:span> </text:p>
              <text:p text:style-name="Table_20_Contents"><text:span text:style-name="Source_20_Text">$cost</text:span> <text:span text:style-name="Source_20_Text">= 8;</text:span></text:p>
              <text:p text:style-name="Table_20_Contents"><text:span text:style-name="Source_20_Text">do</text:span> <text:span text:style-name="Source_20_Text">{</text:span></text:p>
              <text:p text:style-name="Table_20_Contents"><text:span text:style-name="Source_20_Text">    $cost++;</text:span></text:p>
              <text:p text:style-name="Table_20_Contents"><text:span text:style-name="Source_20_Text">    $start</text:span> <text:span text:style-name="Source_20_Text">= microtime(true);</text:span></text:p>
              <text:p text:style-name="Table_20_Contents"><text:span text:style-name="Source_20_Text">    password_hash("test", PASSWORD_BCRYPT, ["cost"</text:span> <text:span text:style-name="Source_20_Text">=&gt; $cost]);</text:span></text:p>
              <text:p text:style-name="Table_20_Contents"><text:span text:style-name="Source_20_Text">    $end</text:span> <text:span text:style-name="Source_20_Text">= microtime(true);</text:span></text:p>
              <text:p text:style-name="Table_20_Contents"><text:span text:style-name="Source_20_Text">} while</text:span> <text:span text:style-name="Source_20_Text">(($end</text:span> <text:span text:style-name="Source_20_Text">- $start) &lt; $timeTarget);</text:span></text:p>
              <text:p text:style-name="Table_20_Contents"><text:span text:style-name="Source_20_Text"> </text:span> </text:p>
              <text:p text:style-name="Table_20_Contents"><text:span text:style-name="Source_20_Text">echo</text:span> <text:span text:style-name="Source_20_Text">"The appropriate cost is: "</text:span> <text:span text:style-name="Source_20_Text">. $cost;</text:span></text:p>
              <text:p text:style-name="Table_20_Contents"><text:span text:style-name="Source_20_Text">?&gt;</text:span></text:p>
            </table:table-cell>
          </table:table-row>
        </table:table>
        <text:p text:style-name="Text_20_body"/>
      </text:section>
      <text:p text:style-name="P10">Output:</text:p>
      <text:p text:style-name="P2">The appropriate cost is: 10</text:p>
      <text:p text:style-name="Text_20_body"><text:span text:style-name="Strong_20_Emphasis">Program 4:</text:span></text:p>
      <text:section text:style-name="Sect1" text:name="highlighter_215838">
        <table:table table:name="Tabela12" table:style-name="Tabela12">
          <table:table-column table:style-name="Tabela12.A"/>
          <table:table-row table:style-name="TableLine94290898316272">
            <table:table-cell table:style-name="Tabela12.A1" office:value-type="string">
              <text:p text:style-name="Table_20_Contents"><text:span text:style-name="Source_20_Text">&lt;?php</text:span></text:p>
              <text:p text:style-name="Table_20_Contents"><text:span text:style-name="Source_20_Text">echo</text:span> <text:span text:style-name="Source_20_Text">'Argon2i hash: '</text:span> <text:span text:style-name="Source_20_Text">. password_hash('GFG@123', PASSWORD_ARGON2I);</text:span></text:p>
              <text:p text:style-name="Table_20_Contents"><text:span text:style-name="Source_20_Text">?&gt;</text:span></text:p>
            </table:table-cell>
          </table:table-row>
        </table:table>
        <text:p text:style-name="Text_20_body"/>
      </text:section>
      <text:p text:style-name="P10">Output:</text:p>
      <text:p text:style-name="P2">Argon2i hash: $argon2i$v=19$m=1024,t=2,p=2$YUNvTkJBT2dEejQuUVQvRQ$+96jm/eISqZ7+P9n0DrsBf25piwfnLRy2Yy1VYmb9iI</text:p>
      <text:p text:style-name="Text_20_body"><text:span text:style-name="Strong_20_Emphasis">Reference:</text:span> <text:a xlink:type="simple" xlink:href="https://www.php.net/manual/en/function.password-hash.php" text:style-name="Internet_20_link" text:visited-style-name="Visited_20_Internet_20_Link">https://www.php.net/manual/en/function.password-hash.php</text:a></text:p>
      <text:p text:style-name="Standard"><text:a xlink:type="simple" xlink:href="https://www.geeksforgeeks.org/how-to-use-bcrypt-for-hashing-passwords-in-php/" text:style-name="Internet_20_link" text:visited-style-name="Visited_20_Internet_20_Link">https://www.geeksforgeeks.org/how-to-use-bcrypt-for-hashing-passwords-in-php/</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07:32:52.800345871</meta:creation-date>
    <dc:date>2021-05-15T07:41:01.090716551</dc:date>
    <meta:editing-duration>PT8M8S</meta:editing-duration>
    <meta:editing-cycles>5</meta:editing-cycles>
    <meta:generator>LibreOffice/6.4.7.2$Linux_X86_64 LibreOffice_project/40$Build-2</meta:generator>
    <meta:document-statistic meta:table-count="12" meta:image-count="0" meta:object-count="0" meta:page-count="13" meta:paragraph-count="377" meta:word-count="3063" meta:character-count="21207" meta:non-whitespace-character-count="17847"/>
  </office:meta>
</office:document-meta>
</file>